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line-height="150%" fo:text-indent="0.0201in" style:auto-text-indent="false"/>
    </style:style>
    <style:style style:name="P2" style:family="paragraph" style:parent-style-name="Standard">
      <style:paragraph-properties fo:margin-left="0in" fo:margin-right="0in" fo:line-height="150%" fo:text-indent="0.0201in" style:auto-text-indent="false"/>
      <style:text-properties style:text-underline-style="solid" style:text-underline-width="auto" style:text-underline-color="font-color"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196 Mobile Application Development<text:line-break/>Practical Assessment, Section F</text:p>
      <text:p text:style-name="P1">Joseph Losee</text:p>
      <text:p text:style-name="P1"/>
      <text:p text:style-name="P2">Section F1 Mobile Application Development</text:p>
      <text:p text:style-name="P1"><text:tab/>Mobile application development has proven to be a different beast than writing Java client applications. First among these is the fact that Android's SDK currently only supports Java 7. With the loss of some of the improvements that Java 8 brings, such as more natural handling of dates and times and some useful functional programming tools, I needed to review material that was only briefly reviewed in previous courses. Needing to support API14 for this project imposed greater challenges, as the associated lessons for this project were based around a higher API level, and some of the functionality it provided, which will be detailed below. The Android Studio IDE was the suggested toolset to use for development of this application, and it proved to be an excellent tool, integrating compilation, build management, debugging, and a WSIWYG UI editor in a complete package that did not lack anything that was necessary for completion of this application. Writing this software showed the limits of the targeted OS and hardware. While powerful, mobile platforms are almost all based around entirely different architecture than a typical user's home computer, and the limited capabilities proved in some instances to be a challenge. With a dozen different major OS versions, each with patches and manufacturer distributions, and an astronomical number of hardware targets for the Android Operating system, testing is limited to a very select set of popular devices and OSes within the Android ecosystem. The best that can be done is to write good code and to test it within the capabilities of the organization. In this case, use of emulators is incredibly helpful in accessing a variety of android versions and hardware configurations that are not otherwise on hand, but come with their own caveats.</text:p>
      <text:p text:style-name="P1"/>
      <text:p text:style-name="P2">Section F1A – Operating System</text:p>
      <text:p text:style-name="P1"><text:tab/>This application was developed primarily under Android 4.0.3(API 15) and Android 7.1.2(API 25). The final build has been tested on both, and has been written to be compatible with API14 and up. </text:p>
      <text:p text:style-name="P1"/>
      <text:p text:style-name="P2">Section F2 – Description of Challenges</text:p>
      <text:p text:style-name="P1"><text:tab/>The foremost challenge in developing this application was my own familiarity, or rather lack thereof, with the Android SDK and Java 7 libraries. Within that, being restricted to API 14, one of the oldest APIs in the Android SDK proved troublesome. Use of this API limited the capabilities of the data provider, scrollbar options in the UI designer, and a few other minor limitations. My own limited <text:soft-page-break/>knowledge and comfort with the SDK resulted in a significant amount of my original preliminary design being discarded and evolved to meet requirements. Of these, the requirements of using multiple save methods required determining a solution of saving data other than in the SQLite database was a significant stumbling block. Additionally, the SQLite database presented a few stumbling blocks as well, with its diminished set of SQL commands and data types, notable the lack of a date or timestamp data types, and boolean data being stored and retrieved as integers. The hardware and OS proved to only be a problem when handling images, as having more than four full-sized images attached to a note would crash the program with an out of memory error. A final challenge was in the testing and debugging of the software through emulated and physical hardware. Doing so proved to be significantly slower than being able to run the software natively on the development hardware, and required a break in workflow. Further confounding this, one of my development machines does not support the HAXM emulation mode, while the other machine is in an environment disruptive to productive work. </text:p>
      <text:p text:style-name="P1"/>
      <text:p text:style-name="P2">Section F3 – Solutions to Challenges</text:p>
      <text:p text:style-name="P1"><text:tab/>After the initial hurdle of switching to an older version of Java, the forgiving requirements for reminders made it clear that my concerns over Java 7 and its idiosyncratic datetime classes were overblown. The greatest help in familiarizing myself with the Android SDK was Google's developer documentation. It generally proved sufficient and clearly written enough that I did not need to seek additional information in troubleshooting. It provided useful information in a workaround for the data provider, as the demonstrated on in the accompanying lessons required API level 16. It also demonstrated a means of reducing image size, fixing the out of memory crash when a note had more than 3 or 4 images associated with it. An exception to the usefulness of the developer documentation was in scheduling notifications. After some searching, multiple sources on the internet proved a considerable help in finding the missing pieces to that particular puzzle, requiring some additional coding to ensure notifications would be displayed on a set date, including after the device has been powered off. Addressing the restrictions of SQLite required redesigning the database, and refactoring code to ensure data that was needed was saved and restored to the state needed. In attempting to find the most efficient means of testing and debugging the software, with build times of ~12 seconds, and installation times similar, I found that it was a better use of time to write more code than I would normally before finally building and installing to the device to test. Initially, the test device was an emulated one, running Android 4.0.3, but I ultimately wound up testing on my personal device which runs Android 7.1.2, as I switched development machines to be in an environment with minimal <text:soft-page-break/>disruptions. Swapping between the two was made easy with Github as a source control. Ultimately, by keeping an mindset towards iterative, agile, and object oriented development, and a willingness to research solutions, the pain of lost work was minimized by frequently testing my code and being able to refactor it to meet any newfound restrictions or reinterpreted requirements.</text:p>
      <text:p text:style-name="P1"/>
      <text:p text:style-name="P2">Section F4 – Differences</text:p>
      <text:p text:style-name="P1"><text:tab/>There are a number of changes that I would like to make in the future. Among these, the lazy loading of note images is my first and foremost desired change. At present, the loading of note images can take several seconds, blocking the process until the images are loaded. Implementing this proved to be significantly more difficult than I had anticipated upon reading the hows and whys, mostly due to the multithreaded nature of such an undertaking. After that particular issue, my next change would be to update and refactor the code to a higher API level, as including support for API14 only garners an additional 2% of the android market, while sacrificing some performance improvements such as deferred querying, that would make for a smoother user experience when transitioning to new activities. Furthermore, at present the UI design can be generously described as utilitarian, and less generously described as ugly and crowded. Given more knowledge and experience, I think this application's design would have been better to implement with a focus on fragments, and doing so would have resulted in a more aesthetically appealing product than its current completed state.</text:p>
      <text:p text:style-name="P1"/>
      <text:p text:style-name="P2">Section F5 – Emulator Descriptions</text:p>
      <text:p text:style-name="P1"><text:tab/>Emulators are a powerful tool when developing for such a widely varied ecosystem that Android has evolved into. Uncommon hardware or no longer supported operating systems are within reach of any developer that has access to the Android SDK repository. The cost savings are among the greatest benefits of emulation, minimizing the need to keep a full suite of devices physically, the price of which is out of reach of many developers. This egalitarian approach opens the doors to entry and small scale developers to provide excellent support to the greatest number of customers. Emulation does have drawbacks however. While it attempts to be 100% accurate, in my own experience some issues can be introduced that are not seen on physical devices. The performance of these emulated devices can be poor, especially if HAXM is unavailable on a machine, which can be a result of the developer not having an Intel CPU, or it being unavailable due to conflicts with HyperVM on Windows, or any other issues that I did not encounter during this project. If the emulated device does not have the specific OS being tested with an x86 variant, performance loss becomes a significant drain on developer time when attempting to test fixes. It is significant that Android Studio itself warns of 10x <text:soft-page-break/>performance improvements for using an x86 variant of an OS. Ultimately, emulation is a useful tool, but in practice it proved to be significantly easier and faster to do primary development on a physical dev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Losee</meta:initial-creator>
    <meta:creation-date>2017-09-27T18:58:27.49</meta:creation-date>
    <dc:date>2017-09-27T22:00:45.19</dc:date>
    <dc:creator>Joseph Losee</dc:creator>
    <meta:editing-duration>PT33M45S</meta:editing-duration>
    <meta:editing-cycles>3</meta:editing-cycles>
    <meta:generator>OpenOffice/4.1.2$Win32 OpenOffice.org_project/412m3$Build-9782</meta:generator>
    <meta:document-statistic meta:table-count="0" meta:image-count="0" meta:object-count="0" meta:page-count="4" meta:paragraph-count="14" meta:word-count="1411" meta:character-count="8707"/>
  </office:meta>
</office:document-meta>
</file>